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2" svg:font-family="Calibri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Corbel Light" svg:font-family="'Corbel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/>
    </style:style>
    <style:style style:name="P2" style:family="paragraph" style:parent-style-name="_5f_text" style:list-style-name="L3">
      <style:text-properties fo:language="ru" fo:country="RU"/>
    </style:style>
    <style:style style:name="P3" style:family="paragraph" style:parent-style-name="_5f_text" style:list-style-name="L6"/>
    <style:style style:name="P4" style:family="paragraph" style:parent-style-name="_5f_text" style:list-style-name="L7"/>
    <style:style style:name="T1" style:family="text">
      <style:text-properties style:font-name="Calibri Light" fo:font-size="10pt" fo:language="ru" fo:country="RU" fo:font-weight="250" officeooo:rsid="0067dc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67dc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2">export</text:p>
      <text:p text:style-name="_5f_heading_5f_2">Синтаксис</text:p>
      <text:p text:style-name="_5f_text"><text:span text:style-name="_5f_bold">export { name1, name2, …, nameN };</text:span></text:p>
      <text:p text:style-name="_5f_text"><text:span text:style-name="_5f_bold">export { variable1 as name1, variable2 as name2, …, nameN };</text:span></text:p>
      <text:p text:style-name="_5f_text"><text:span text:style-name="_5f_bold">export let name1, name2, …, nameN; // или var</text:span></text:p>
      <text:p text:style-name="_5f_text"><text:span text:style-name="_5f_bold">export let name1 = …, name2 = …, …, nameN; // или var, const</text:span></text:p>
      <text:p text:style-name="_5f_text"><text:span text:style-name="_5f_bold"/></text:p>
      <text:p text:style-name="_5f_text"><text:span text:style-name="_5f_bold">export default выражение;</text:span></text:p>
      <text:p text:style-name="_5f_text"><text:span text:style-name="_5f_bold">export default function (…) { … } // или class, function*</text:span></text:p>
      <text:p text:style-name="_5f_text"><text:span text:style-name="_5f_bold">export default function name1(…) { … } // или class, function*</text:span></text:p>
      <text:p text:style-name="_5f_text"><text:span text:style-name="_5f_bold">export { name1 as default, … };</text:span></text:p>
      <text:p text:style-name="_5f_text"><text:span text:style-name="_5f_bold"/></text:p>
      <text:p text:style-name="_5f_text"><text:span text:style-name="_5f_bold">export * from …;</text:span></text:p>
      <text:p text:style-name="_5f_text"><text:span text:style-name="_5f_bold">export { name1, name2, …, nameN } from …;</text:span></text:p>
      <text:p text:style-name="_5f_text"><text:span text:style-name="_5f_bold">export { import1 as name1, import2 as name2, …, nameN } from …;</text:span></text:p>
      <text:p text:style-name="_5f_text"><text:span text:style-name="_5f_bold"/></text:p>
      <text:p text:style-name="_5f_text"><text:span text:style-name="_5f_bold">nameN</text:span></text:p>
      <text:p text:style-name="_5f_text">Идентификатор для экспорта (чтобы он мог быть импортирован с помощью import в другом файле (скрипте)).</text:p>
      <text:p text:style-name="_5f_heading_5f_2">Описание</text:p>
      <text:p text:style-name="_5f_text">Существует два типа экспорта, каждый из которых описан ниже:</text:p>
      <text:p text:style-name="_5f_text"/>
      <text:list xml:id="list2651999576" text:style-name="L7">
        <text:list-item>
          <text:p text:style-name="P4">Именованный экспорт:</text:p>
        </text:list-item>
      </text:list>
      <text:p text:style-name="_5f_text"><text:span text:style-name="_5f_bold">export { myFunction }; // экспорт ранее объявленной функции</text:span></text:p>
      <text:p text:style-name="_5f_text"><text:span text:style-name="_5f_bold">export const foo = Math.sqrt(2); // экспорт константы</text:span></text:p>
      <text:p text:style-name="_5f_text"/>
      <text:list xml:id="list915523770" text:style-name="L6">
        <text:list-item>
          <text:p text:style-name="P3">Дефолтный экспорт (экспорт по умолчанию) (один на скрипт):</text:p>
        </text:list-item>
      </text:list>
      <text:p text:style-name="_5f_text"><text:span text:style-name="_5f_bold">export default function() {} // или 'export default class {}'</text:span></text:p>
      <text:p text:style-name="_5f_text"><text:span text:style-name="_5f_bold">// тут не ставится точка с запятой</text:span></text:p>
      <text:p text:style-name="_5f_text">Именованная форма более применима для экспорта нескольких величин. Во время импорта, можно будет использовать одно и то же имя, чтобы обратиться к соответствующему экспортируемому значению.</text:p>
      <text:p text:style-name="_5f_text"/>
      <text:p text:style-name="_5f_text">Касательно экспорта по умолчанию (default), он может быть только один для каждого отдельного модуля (файла). Дефолтный экспорт может представлять собой функцию, класс, объект или что-то другое. Это значение следует рассматривать как "основное", так как его будет проще всего импортировать.</text:p>
      <text:p text:style-name="_5f_heading_5f_2">Примеры</text:p>
      <text:p text:style-name="_5f_heading_5f_4">Использование именованного экспорта</text:p>
      <text:p text:style-name="_5f_text">Мы могли бы использовать следующий код в модуле:</text:p>
      <text:p text:style-name="_5f_code">// модуль"my-module.js"</text:p>
      <text:p text:style-name="_5f_code">function cube(x) {</text:p>
      <text:p text:style-name="_5f_code"><text:s text:c="2"/>return x * x * x;</text:p>
      <text:p text:style-name="_5f_code">}</text:p>
      <text:p text:style-name="_5f_code">const foo = Math.PI + Math.SQRT2;</text:p>
      <text:p text:style-name="_5f_code">export { cube, foo };</text:p>
      <text:p text:style-name="_5f_text">Таким образом в другом скрипте при помощи импорта (см. import) мы могли бы получить следующее:</text:p>
      <text:p text:style-name="_5f_code">import { cube, foo } from 'my-module';</text:p>
      <text:p text:style-name="_5f_code">console.log(cube(3)); // 27</text:p>
      <text:p text:style-name="_5f_code">console.log(foo); <text:s text:c="3"/>// 4.555806215962888</text:p>
      <text:p text:style-name="_5f_heading_5f_4"><text:soft-page-break/>Использование export default</text:p>
      <text:p text:style-name="_5f_text">Если мы хотим экспортировать единственное значение или иметь резервное значение (fallback) для данного модуля, мы можем использовать export default.</text:p>
      <text:p text:style-name="_5f_text"/>
      <text:p text:style-name="_5f_text">// модуль"my-module.js"</text:p>
      <text:p text:style-name="_5f_text">export default function cube(x) {</text:p>
      <text:p text:style-name="_5f_text"><text:s text:c="2"/>return x * x * x;</text:p>
      <text:p text:style-name="_5f_text">}</text:p>
      <text:p text:style-name="_5f_text">Затем, в другом скрипте можно импортировать это значение по умолчанию таким образом:</text:p>
      <text:p text:style-name="_5f_text"/>
      <text:p text:style-name="_5f_text">import cube from 'my-module';</text:p>
      <text:p text:style-name="_5f_text">console.log(cube(3)); // 27</text:p>
      <text:p text:style-name="_5f_text">Специф</text:p>
      <text:p text:style-name="_5f_text"/>
      <text:p text:style-name="_5f_heading_5f_2">import</text:p>
      <text:p text:style-name="_5f_heading_5f_3">Синтаксис</text:p>
      <text:p text:style-name="_5f_text"><text:span text:style-name="_5f_bold">import defaultExport from "module-name"; </text:span></text:p>
      <text:p text:style-name="_5f_text"><text:span text:style-name="_5f_bold">import * as name from "module-name"; </text:span></text:p>
      <text:p text:style-name="_5f_text"><text:span text:style-name="_5f_bold">import { export } from "module-name"; </text:span></text:p>
      <text:p text:style-name="_5f_text"><text:span text:style-name="_5f_bold">import { export as alias } from "module-name"; </text:span></text:p>
      <text:p text:style-name="_5f_text"><text:span text:style-name="_5f_bold">import { export1 , export2 } from "module-name"; </text:span></text:p>
      <text:p text:style-name="_5f_text"><text:span text:style-name="_5f_bold">import { export1 , export2 as alias2 , […] } from "module-name"; </text:span></text:p>
      <text:p text:style-name="_5f_text"><text:span text:style-name="_5f_bold">import defaultExport, { export [ , […] ] } from "module-name"; </text:span></text:p>
      <text:p text:style-name="_5f_text"><text:span text:style-name="_5f_bold">import defaultExport, * as name from "module-name"; </text:span></text:p>
      <text:p text:style-name="_5f_text"><text:span text:style-name="_5f_bold">import "module-name";</text:span></text:p>
      <text:p text:style-name="_5f_text"><text:span text:style-name="_5f_bold">import("/module-name.js").then(module =&gt; {…}) // Динамический импорт</text:span></text:p>
      <text:p text:style-name="_5f_text"><text:span text:style-name="_5f_bold">defaultExport</text:span></text:p>
      <text:p text:style-name="_5f_text">Имя объекта, который будет ссылаться на значение экспорта по умолчанию (дефолтный экспорт) из модуля.</text:p>
      <text:p text:style-name="_5f_text"><text:span text:style-name="_5f_bold">module-name</text:span></text:p>
      <text:p text:style-name="_5f_text">Имя модуля для импорта. Это зачастую относительный или абсолютный путь к .js файлу модуля без указания расширения .js. Некоторые сборщики могут разрешать или даже требовать использования расширения; проверяйте своё рабочее окружение. Допускаются только строки с одиночными или двойными кавычками.</text:p>
      <text:p text:style-name="_5f_text"><text:span text:style-name="_5f_bold">name</text:span></text:p>
      <text:p text:style-name="_5f_text">Имя локального обьекта, который будет использован как своего рода пространство имен, ссылающееся на импортируемые значения.</text:p>
      <text:p text:style-name="_5f_text"><text:span text:style-name="_5f_bold">export, exportN</text:span></text:p>
      <text:p text:style-name="_5f_text">Имена значений, которые будут импортированы.</text:p>
      <text:p text:style-name="_5f_text"><text:span text:style-name="_5f_bold">alias, aliasN</text:span></text:p>
      <text:p text:style-name="_5f_text">Имена, которые будут ссылаться на импортируемые значения.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2" svg:font-family="Calibri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Corbel Light" svg:font-family="'Corbel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3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3" style:font-family-asian="Calibri" style:font-family-generic-asian="system" style:font-pitch-asian="variable" style:font-size-asian="18pt" style:font-weight-asian="bold" style:font-name-complex="Calibri3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3" style:font-family-asian="Calibri" style:font-family-generic-asian="system" style:font-pitch-asian="variable" style:font-size-asian="18pt" style:font-weight-asian="bold" style:font-name-complex="Calibri3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3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3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3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4T23:06:59.806000000</dc:date>
    <meta:editing-duration>PT10H12M27S</meta:editing-duration>
    <meta:editing-cycles>49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70" meta:word-count="515" meta:character-count="3425" meta:non-whitespace-character-count="2967"/>
  </office:meta>
</office:document-meta>
</file>